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li sono i livelli del modello TCP/IP? </text:p>
      <text:p text:style-name="Standard"/>
      <text:p text:style-name="Standard">Per semplicità i 7 livelli del modello ISO-OSI sono stati ridotti a 5, sono stati unificati insieme gli ultimi 3 livelli. Perciò i livelli del modello TCP/IP sono:</text:p>
      <text:p text:style-name="Standard"/>
      <text:p text:style-name="Standard">Applicazione </text:p>
      <text:p text:style-name="Standard">Trasporto</text:p>
      <text:p text:style-name="Standard">Rete</text:p>
      <text:p text:style-name="Standard">data-link</text:p>
      <text:p text:style-name="Standard">Fisico</text:p>
      <text:p text:style-name="Standard"/>
      <text:p text:style-name="P1">Descrivere brevement i protocolli principali di livello 3 (trasporto) del protocollo TCP/IP:</text:p>
      <text:p text:style-name="P1"/>
      <text:p text:style-name="Standard">I principali protocolli di questo livello sono il TCP (Transmission Control Protocol) e UDP (User Datagram Protocol). Il protocollo TCP permette la rilevazione del corretto e ordinato arrivo di tutti i pacchetti, perciò è un protocollo affidabile. Mentre il protocollo UDP non <text:s/>garantisce l'arrivo corretto e ordinato di tutti i pacchetti e quindi non è un protocollo affidabile, ma è molto più veloce rispetto al TCP.</text:p>
      <text:p text:style-name="Standard"/>
      <text:p text:style-name="P1">Descrivi un Datagram Socket.</text:p>
      <text:p text:style-name="P1"/>
      <text:p text:style-name="P2">Il Datagram Socket viene ut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15S</meta:editing-duration>
    <meta:editing-cycles>3</meta:editing-cycles>
    <meta:generator>OpenOffice/4.1.3$Win32 OpenOffice.org_project/413m1$Build-9783</meta:generator>
    <dc:date>2017-12-01T16:51:19.99</dc:date>
    <meta:document-statistic meta:table-count="0" meta:image-count="0" meta:object-count="0" meta:page-count="1" meta:paragraph-count="12" meta:word-count="127" meta:character-count="811"/>
    <dc:creator>Cristian Borelli</dc:creator>
    <meta:user-defined meta:name="Info 1"/>
    <meta:user-defined meta:name="Info 2"/>
    <meta:user-defined meta:name="Info 3"/>
    <meta:user-defined meta:name="Info 4"/>
  </office:meta>
</office:document-meta>
</file>